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fo:font-weight="bold" style:font-weight-asian="bold" style:font-weight-complex="bold"/>
    </style:style>
    <style:style style:name="P2" style:family="paragraph" style:parent-style-name="Standard">
      <style:paragraph-properties fo:line-height="150%" fo:text-align="start" style:justify-single-word="false"/>
      <style:text-properties style:font-name="Arial" fo:font-weight="bold" style:font-weight-asian="bold" style:font-weight-complex="bold"/>
    </style:style>
    <style:style style:name="P3" style:family="paragraph" style:parent-style-name="Standard">
      <style:paragraph-properties fo:line-height="150%" fo:text-align="center" style:justify-single-word="false"/>
      <style:text-properties style:font-name="Arial" fo:font-weight="normal" style:font-weight-asian="normal" style:font-weight-complex="normal"/>
    </style:style>
    <style:style style:name="P4" style:family="paragraph" style:parent-style-name="Standard">
      <style:paragraph-properties fo:line-height="150%" fo:text-align="start" style:justify-single-word="false"/>
      <style:text-properties style:font-name="Arial" fo:font-weight="normal" style:font-weight-asian="normal" style:font-weight-complex="normal"/>
    </style:style>
    <style:style style:name="P5" style:family="paragraph" style:parent-style-name="Standard">
      <style:paragraph-properties fo:line-height="150%" fo:text-align="start" style:justify-single-word="false"/>
      <style:text-properties style:font-name="Arial" fo:font-weight="bold" style:font-weight-asian="bold" style:font-weight-complex="bold"/>
    </style:style>
    <style:style style:name="P6" style:family="paragraph" style:parent-style-name="Standard">
      <style:paragraph-properties fo:line-height="150%" fo:text-align="center" style:justify-single-word="false"/>
      <style:text-properties style:font-name="Arial" fo:font-weight="bold" style:font-weight-asian="bold" style:font-weight-complex="bold"/>
    </style:style>
    <style:style style:name="P7" style:family="paragraph" style:parent-style-name="Standard">
      <style:paragraph-properties fo:line-height="150%" fo:text-align="start" style:justify-single-word="false"/>
    </style:style>
    <style:style style:name="P8" style:family="paragraph" style:parent-style-name="Standard">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style:font-name="Arial" fo:font-weight="normal" style:font-weight-asian="normal"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kov Random Fields</text:p>
      <text:p text:style-name="P1"><text:span text:style-name="T1">Markov Random Fields (MRF) sind endliche ungerichtete Graphen, welche oft genutzt werden um Bilder zu segmentieren. Die Knoten des Graphen sind dabei Zufallsvariablen. Der Graph ist ausgezeichnet durch sogenannte Cliques. Diese Cliques sind Zusammenschlüsse aus benachbarten Knoten. Was ein MRF auszeichnet ist, dass jeder Knoten unabhängig ist von allen Anderen, außer seinen Nachbarknoten. Bei einer Menge von Knoten</text:span><text:span text:style-name="T1"><draw:frame draw:style-name="fr1" draw:name="Objekt1" text:anchor-type="as-char" svg:width="0.584cm" svg:height="0.467cm" draw:z-index="0"><draw:object xlink:href="./Object 1" xlink:type="simple" xlink:show="embed" xlink:actuate="onLoad"/><draw:image xlink:href="./ObjectReplacements/Object 1" xlink:type="simple" xlink:show="embed" xlink:actuate="onLoad"/></draw:frame></text:span><text:span text:style-name="T1">und einem beliebigen Knoten</text:span><text:span text:style-name="T1"><draw:frame draw:style-name="fr1" draw:name="Objekt2" text:anchor-type="as-char" svg:width="1.462cm" svg:height="0.531cm" draw:z-index="1"><draw:object xlink:href="./Object 2" xlink:type="simple" xlink:show="embed" xlink:actuate="onLoad"/><draw:image xlink:href="./ObjectReplacements/Object 2" xlink:type="simple" xlink:show="embed" xlink:actuate="onLoad"/></draw:frame></text:span><text:span text:style-name="T1">mit einer Knotennachbarschaft</text:span><text:span text:style-name="T1"><draw:frame draw:style-name="fr1" draw:name="Objekt3" text:anchor-type="as-char" svg:width="0.81cm" svg:height="0.531cm" draw:z-index="2"><draw:object xlink:href="./Object 3" xlink:type="simple" xlink:show="embed" xlink:actuate="onLoad"/><draw:image xlink:href="./ObjectReplacements/Object 3" xlink:type="simple" xlink:show="embed" xlink:actuate="onLoad"/></draw:frame></text:span><text:span text:style-name="T1">, lässt sich sagen:</text:span></text:p>
      <text:p text:style-name="P3"><draw:frame draw:style-name="fr1" draw:name="Objekt5" text:anchor-type="as-char" svg:width="6.041cm" svg:height="0.674cm" draw:z-index="3"><draw:object xlink:href="./Object 5" xlink:type="simple" xlink:show="embed" xlink:actuate="onLoad"/><draw:image xlink:href="./ObjectReplacements/Object 5" xlink:type="simple" xlink:show="embed" xlink:actuate="onLoad"/></draw:frame></text:p>
      <text:p text:style-name="P2"><text:span text:style-name="T1">Bei dem Gebrauch eines MRF geht es oft darum die gesamte Energie des Feldes zu minimieren. Weil sich diese aus der Energie der einzelnen Cliques zusammensetzt, geht es in der Praxis darum die Energie dieser zu minimieren. Die Energie der Cliques definiert sich durch eine Energiefunktion</text:span><text:span text:style-name="T1"><draw:frame draw:style-name="fr1" draw:name="Objekt4" text:anchor-type="as-char" svg:width="2.214cm" svg:height="0.533cm" draw:z-index="4"><draw:object xlink:href="./Object 4" xlink:type="simple" xlink:show="embed" xlink:actuate="onLoad"/><draw:image xlink:href="./ObjectReplacements/Object 4" xlink:type="simple" xlink:show="embed" xlink:actuate="onLoad"/></draw:frame></text:span><text:span text:style-name="T1">. Wie diese Energiefunktion aussieht ist von Anwendung zu Anwendung unterschiedlich. Bei den meisten Problemen der Bildsegmentierung, welche mit MRFs gelöst werden jedoch sieht sie nach diesem Schema aus:</text:span></text:p>
      <text:p text:style-name="P6"><text:span text:style-name="T1"><draw:frame draw:style-name="fr2" draw:name="Objekt11" text:anchor-type="as-char" svg:width="8.615cm" svg:height="0.674cm" draw:z-index="10"><draw:object xlink:href="./Object 11" xlink:type="simple" xlink:show="embed" xlink:actuate="onLoad"/><draw:image xlink:href="./ObjectReplacements/Object 11" xlink:type="simple" xlink:show="embed" xlink:actuate="onLoad"/></draw:frame></text:span></text:p>
      <text:p text:style-name="P7"><text:span text:style-name="T2">Wobei</text:span><text:span text:style-name="T2"><draw:frame draw:style-name="fr2" draw:name="Objekt12" text:anchor-type="as-char" svg:width="2.402cm" svg:height="0.531cm" draw:z-index="11"><draw:object xlink:href="./Object 12" xlink:type="simple" xlink:show="embed" xlink:actuate="onLoad"/><draw:image xlink:href="./ObjectReplacements/Object 12" xlink:type="simple" xlink:show="embed" xlink:actuate="onLoad"/></draw:frame></text:span><text:span text:style-name="T2">die Energie des eigentlichen MRFs ist und</text:span><text:span text:style-name="T2"><draw:frame draw:style-name="fr2" draw:name="Objekt13" text:anchor-type="as-char" svg:width="2.374cm" svg:height="0.531cm" draw:z-index="12"><draw:object xlink:href="./Object 13" xlink:type="simple" xlink:show="embed" xlink:actuate="onLoad"/><draw:image xlink:href="./ObjectReplacements/Object 13" xlink:type="simple" xlink:show="embed" xlink:actuate="onLoad"/></draw:frame></text:span><text:span text:style-name="T2">die Energie des Bildes ist. Die Energien richten sich in der Regel nach der Glätte bzw. Ähnlichkeit von Nachbarn in dem jeweiligen Graphen. In einem Bild heißt das, dass benachbarte Pixel eher ähnlich aussehen sollen (siehe Smoothness Assumption). In dem MRF heißt das, dass benachbarten Pixeln ähnliche Wahrscheinlichkeiten zugrunde liegen. <text:s/>Eine typische Energiefunktionen in einem Bild mit zwei Graustufen Pixeln wäre[3]:</text:span></text:p>
      <text:p text:style-name="P8"><text:span text:style-name="T2"><draw:frame draw:style-name="fr2" draw:name="Objekt14" text:anchor-type="as-char" svg:width="3.718cm" svg:height="1.085cm" draw:z-index="13"><draw:object xlink:href="./Object 14" xlink:type="simple" xlink:show="embed" xlink:actuate="onLoad"/><draw:image xlink:href="./ObjectReplacements/Object 14" xlink:type="simple" xlink:show="embed" xlink:actuate="onLoad"/></draw:frame></text:span></text:p>
      <text:p text:style-name="P4">Hat man eine Energiefunktion gewählt gilt es mithilfe dieser, die Energie des gesamten MRFs zu minimieren, bzw. Eben die Energie der einzelnen Cliques. Für diesen Vorgang gibt es mehrere mögliche Algorithmen. Ein sehr beliebter ist zum Beispiel der sogenannte Gradient Descent, welcher mit der Ableitung einer Energiefunktion die Energie der Eingangsparameter minimiert. Gradient Descent wird für viele Probelem genutzt und wäre auch hier anwendbar. Jedoch gibt es eine <text:soft-page-break/>andere weniger kostspielige Methode, namens Iterative Conditional Modes (ICM)</text:p>
      <text:p text:style-name="P4"/>
      <text:p text:style-name="P2">Iterative Conditional Modes</text:p>
      <text:p text:style-name="P4">Der Iterative Conditional Modes ist ein Algorithmus zur Optimierung der Energie eines MRF. Er wurde entwickelt um die hohen Rechenkosten anderer Algorithmen, mit dem selben Ziel, zu umgehen. Die Idee ist sehr naheliegend. Für jeden Knoten<draw:frame draw:style-name="fr2" draw:name="Objekt15" text:anchor-type="as-char" svg:width="0.721cm" svg:height="0.531cm" draw:z-index="14"><draw:object xlink:href="./Object 15" xlink:type="simple" xlink:show="embed" xlink:actuate="onLoad"/><draw:image xlink:href="./ObjectReplacements/Object 15" xlink:type="simple" xlink:show="embed" xlink:actuate="onLoad"/></draw:frame>im MRF wird mithilfe aller Informationen seiner Nachbarschaft<draw:frame draw:style-name="fr2" draw:name="Objekt16" text:anchor-type="as-char" svg:width="0.81cm" svg:height="0.531cm" draw:z-index="15"><draw:object xlink:href="./Object 16" xlink:type="simple" xlink:show="embed" xlink:actuate="onLoad"/><draw:image xlink:href="./ObjectReplacements/Object 16" xlink:type="simple" xlink:show="embed" xlink:actuate="onLoad"/></draw:frame>der Wert gefunden, welcher die Energiefunktion am weitesten minimiert. Dies wird so oft durchgeführt, bis keine starke Veränderung der Knoten mehr erkennbar ist. Das dies passiert ist, anders als bei anderen Algorithmen garantiert, da in keinem Schritt die Energiefunktion erhöht werden kann und deshalb Zyklen unmöglich sind. In der Praxis, reichen etwa sechs Durchläufe dieses Algorithmus aus[4].</text:p>
      <text:p text:style-name="P2"/>
      <text:p text:style-name="P2"><text:span text:style-name="T1">Bei der Nachbarschaft</text:span><text:span text:style-name="T1"><draw:frame draw:style-name="fr2" draw:name="Objekt6" text:anchor-type="as-char" svg:width="0.81cm" svg:height="0.531cm" draw:z-index="5"><draw:object xlink:href="./Object 6" xlink:type="simple" xlink:show="embed" xlink:actuate="onLoad"/><draw:image xlink:href="./ObjectReplacements/Object 6" xlink:type="simple" xlink:show="embed" xlink:actuate="onLoad"/></draw:frame></text:span><text:span text:style-name="T1">lässt sich der weighted average so ausrechnen:</text:span><text:span text:style-name="T1"><draw:frame draw:style-name="fr2" draw:name="Objekt7" text:anchor-type="as-char" svg:width="2.051cm" svg:height="1.746cm" draw:z-index="6"><draw:object xlink:href="./Object 7" xlink:type="simple" xlink:show="embed" xlink:actuate="onLoad"/><draw:image xlink:href="./ObjectReplacements/Object 7" xlink:type="simple" xlink:show="embed" xlink:actuate="onLoad"/></draw:frame></text:span><text:span text:style-name="T1">wobei</text:span><text:span text:style-name="T1"><draw:frame draw:style-name="fr2" draw:name="Objekt9" text:anchor-type="as-char" svg:width="0.616cm" svg:height="0.531cm" draw:z-index="7"><draw:object xlink:href="./Object 9" xlink:type="simple" xlink:show="embed" xlink:actuate="onLoad"/><draw:image xlink:href="./ObjectReplacements/Object 9" xlink:type="simple" xlink:show="embed" xlink:actuate="onLoad"/></draw:frame></text:span><text:span text:style-name="T1"> die Differenz zwischen dem nten Nachbarn und der Mitte und</text:span><text:span text:style-name="T1"><draw:frame draw:style-name="fr2" draw:name="Objekt10" text:anchor-type="as-char" svg:width="2.194cm" svg:height="1.154cm" draw:z-index="8"><draw:object xlink:href="./Object 10" xlink:type="simple" xlink:show="embed" xlink:actuate="onLoad"/><draw:image xlink:href="./ObjectReplacements/Object 10" xlink:type="simple" xlink:show="embed" xlink:actuate="onLoad"/></draw:frame></text:span><text:span text:style-name="T1">für Convenience wird gesagt dass </text:span><text:span text:style-name="T1"><draw:frame draw:style-name="fr2" draw:name="Objekt8" text:anchor-type="as-char" svg:width="1.191cm" svg:height="0.531cm" draw:z-index="9"><draw:object xlink:href="./Object 8" xlink:type="simple" xlink:show="embed" xlink:actuate="onLoad"/><draw:image xlink:href="./ObjectReplacements/Object 8" xlink:type="simple" xlink:show="embed" xlink:actuate="onLoad"/></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12M4S</meta:editing-duration>
    <meta:editing-cycles>10</meta:editing-cycles>
    <meta:generator>OpenOffice/4.0.0$Win32 OpenOffice.org_project/400m3$Build-9702</meta:generator>
    <dc:date>2015-07-08T15:26:27.53</dc:date>
    <meta:document-statistic meta:table-count="0" meta:image-count="0" meta:object-count="16" meta:page-count="2" meta:paragraph-count="11" meta:word-count="423" meta:character-count="2925"/>
    <meta:user-defined meta:name="Info 1"/>
    <meta:user-defined meta:name="Info 2"/>
    <meta:user-defined meta:name="Info 3"/>
    <meta:user-defined meta:name="Info 4"/>
  </office:meta>
</office:document-meta>
</file>

<file path=Object 1/content.xml><?xml version="1.0" encoding="utf-8"?>
<math xmlns="http://www.w3.org/1998/Math/MathML">
  <semantics>
    <mrow>
      <mi>X</mi>
    </mrow>
    <annotation encoding="StarMath 5.0">X</annotation>
  </semantics>
</math>
</file>

<file path=Object 10/content.xml><?xml version="1.0" encoding="utf-8"?>
<math xmlns="http://www.w3.org/1998/Math/MathML">
  <semantics>
    <mrow>
      <mrow>
        <msub>
          <mi>D</mi>
          <mi>N</mi>
        </msub>
        <mo stretchy="false">=</mo>
        <mrow>
          <munderover>
            <mo stretchy="false">∑</mo>
            <mrow>
              <mrow>
                <mi>n</mi>
                <mo stretchy="false">=</mo>
                <mn>0</mn>
              </mrow>
            </mrow>
            <mrow>
              <mi>N</mi>
            </mrow>
          </munderover>
          <mrow>
            <mfrac>
              <mn>1</mn>
              <msub>
                <mi>d</mi>
                <mi>n</mi>
              </msub>
            </mfrac>
          </mrow>
        </mrow>
      </mrow>
    </mrow>
    <annotation encoding="StarMath 5.0">D_N = sum csub{n=0} csup{N} {1 over d_n}</annotation>
  </semantics>
</math>
</file>

<file path=Object 11/content.xml><?xml version="1.0" encoding="utf-8"?>
<math xmlns="http://www.w3.org/1998/Math/MathML">
  <semantics>
    <mrow>
      <mi>E</mi>
      <mrow>
        <mrow>
          <mo stretchy="false">(</mo>
          <mrow>
            <msub>
              <mi>X</mi>
              <mi>N</mi>
            </msub>
            <mi>,</mi>
            <msub>
              <mi>X</mi>
              <mi>n</mi>
            </msub>
          </mrow>
          <mo stretchy="false">)</mo>
        </mrow>
        <mo stretchy="false">=</mo>
        <msub>
          <mi>E</mi>
          <mi>P</mi>
        </msub>
      </mrow>
      <mrow>
        <mrow>
          <mo stretchy="false">(</mo>
          <mrow>
            <msub>
              <mi>X</mi>
              <mi>N</mi>
            </msub>
            <mi>,</mi>
            <msub>
              <mi>X</mi>
              <mi>n</mi>
            </msub>
          </mrow>
          <mo stretchy="false">)</mo>
        </mrow>
        <mo stretchy="false">∗</mo>
        <msub>
          <mi>E</mi>
          <mi>S</mi>
        </msub>
      </mrow>
      <mrow>
        <mo stretchy="false">(</mo>
        <mrow>
          <msub>
            <mi>X</mi>
            <mi>N</mi>
          </msub>
          <mi>,</mi>
          <msub>
            <mi>X</mi>
            <mi>n</mi>
          </msub>
        </mrow>
        <mo stretchy="false">)</mo>
      </mrow>
    </mrow>
    <annotation encoding="StarMath 5.0">E(X_N,X_n) = E_P(X_N,X_n)*E_S(X_N,X_n)</annotation>
  </semantics>
</math>
</file>

<file path=Object 12/content.xml><?xml version="1.0" encoding="utf-8"?>
<math xmlns="http://www.w3.org/1998/Math/MathML">
  <semantics>
    <mrow>
      <msub>
        <mi>E</mi>
        <mi>P</mi>
      </msub>
      <mrow>
        <mo stretchy="false">(</mo>
        <mrow>
          <msub>
            <mi>X</mi>
            <mi>N</mi>
          </msub>
          <mi>,</mi>
          <msub>
            <mi>X</mi>
            <mi>n</mi>
          </msub>
        </mrow>
        <mo stretchy="false">)</mo>
      </mrow>
    </mrow>
    <annotation encoding="StarMath 5.0">E_P(X_N,X_n)</annotation>
  </semantics>
</math>
</file>

<file path=Object 13/content.xml><?xml version="1.0" encoding="utf-8"?>
<math xmlns="http://www.w3.org/1998/Math/MathML">
  <semantics>
    <mrow>
      <msub>
        <mi>E</mi>
        <mi>S</mi>
      </msub>
      <mrow>
        <mo stretchy="false">(</mo>
        <mrow>
          <msub>
            <mi>X</mi>
            <mi>N</mi>
          </msub>
          <mi>,</mi>
          <msub>
            <mi>X</mi>
            <mi>n</mi>
          </msub>
        </mrow>
        <mo stretchy="false">)</mo>
      </mrow>
    </mrow>
    <annotation encoding="StarMath 5.0">E_S(X_N,X_n)</annotation>
  </semantics>
</math>
</file>

<file path=Object 14/content.xml><?xml version="1.0" encoding="utf-8"?>
<math xmlns="http://www.w3.org/1998/Math/MathML">
  <semantics>
    <mrow>
      <mi>E</mi>
      <mrow>
        <mrow>
          <mo stretchy="false">(</mo>
          <mrow>
            <mi>x</mi>
          </mrow>
          <mo stretchy="false">)</mo>
        </mrow>
        <mo stretchy="false">=</mo>
        <msup>
          <mi>e</mi>
          <mrow>
            <mfrac>
              <mrow>
                <mo stretchy="false">−</mo>
                <mn>1</mn>
              </mrow>
              <mi>T</mi>
            </mfrac>
            <msup>
              <mrow>
                <mo stretchy="false">(</mo>
                <mrow>
                  <mrow>
                    <msub>
                      <mi>x</mi>
                      <mn>1</mn>
                    </msub>
                    <mo stretchy="false">−</mo>
                    <msub>
                      <mi>x</mi>
                      <mn>2</mn>
                    </msub>
                  </mrow>
                </mrow>
                <mo stretchy="false">)</mo>
              </mrow>
              <mn>2</mn>
            </msup>
          </mrow>
        </msup>
      </mrow>
    </mrow>
    <annotation encoding="StarMath 5.0">E(x) = e^{-1 over T (x_1-x_2)^2}</annotation>
  </semantics>
</math>
</file>

<file path=Object 15/content.xml><?xml version="1.0" encoding="utf-8"?>
<math xmlns="http://www.w3.org/1998/Math/MathML">
  <semantics>
    <mrow>
      <msub>
        <mi>X</mi>
        <mi>n</mi>
      </msub>
    </mrow>
    <annotation encoding="StarMath 5.0">X_n</annotation>
  </semantics>
</math>
</file>

<file path=Object 16/content.xml><?xml version="1.0" encoding="utf-8"?>
<math xmlns="http://www.w3.org/1998/Math/MathML">
  <semantics>
    <mrow>
      <msub>
        <mi>X</mi>
        <mi>N</mi>
      </msub>
    </mrow>
    <annotation encoding="StarMath 5.0">X_N</annotation>
  </semantics>
</math>
</file>

<file path=Object 2/content.xml><?xml version="1.0" encoding="utf-8"?>
<math xmlns="http://www.w3.org/1998/Math/MathML">
  <semantics>
    <mrow>
      <msub>
        <mi>X</mi>
        <mrow>
          <mi>n</mi>
        </mrow>
      </msub>
      <mo stretchy="false">∈</mo>
      <mi>X</mi>
    </mrow>
    <annotation encoding="StarMath 5.0">X_{n} %element X</annotation>
  </semantics>
</math>
</file>

<file path=Object 3/content.xml><?xml version="1.0" encoding="utf-8"?>
<math xmlns="http://www.w3.org/1998/Math/MathML">
  <semantics>
    <mrow>
      <msub>
        <mi>X</mi>
        <mi>N</mi>
      </msub>
    </mrow>
    <annotation encoding="StarMath 5.0">X_N</annotation>
  </semantics>
</math>
</file>

<file path=Object 4/content.xml><?xml version="1.0" encoding="utf-8"?>
<math xmlns="http://www.w3.org/1998/Math/MathML">
  <semantics>
    <mrow>
      <mi>E</mi>
      <mrow>
        <mo stretchy="false">(</mo>
        <mrow>
          <msub>
            <mi>X</mi>
            <mi>N</mi>
          </msub>
          <mi>,</mi>
          <msub>
            <mi>X</mi>
            <mi>n</mi>
          </msub>
        </mrow>
        <mo stretchy="false">)</mo>
      </mrow>
    </mrow>
    <annotation encoding="StarMath 5.0">E(X_N,X_n)</annotation>
  </semantics>
</math>
</file>

<file path=Object 5/content.xml><?xml version="1.0" encoding="utf-8"?>
<math xmlns="http://www.w3.org/1998/Math/MathML">
  <semantics>
    <mrow>
      <mi>P</mi>
      <mrow>
        <mrow>
          <mo stretchy="false">(</mo>
          <mrow>
            <msub>
              <mi>X</mi>
              <mi>n</mi>
            </msub>
            <mtext>|</mtext>
            <mrow>
              <mi>X</mi>
              <mo stretchy="false">−</mo>
              <msub>
                <mi>X</mi>
                <mi>n</mi>
              </msub>
            </mrow>
          </mrow>
          <mo stretchy="false">)</mo>
        </mrow>
        <mo stretchy="false">=</mo>
        <mi>P</mi>
      </mrow>
      <mrow>
        <mo stretchy="false">(</mo>
        <mrow>
          <msub>
            <mi>X</mi>
            <mi>n</mi>
          </msub>
          <mtext>|</mtext>
          <msub>
            <mi>X</mi>
            <mi>N</mi>
          </msub>
        </mrow>
        <mo stretchy="false">)</mo>
      </mrow>
    </mrow>
    <annotation encoding="StarMath 5.0">P(X_n"|"X-X_n) = P(X_n"|"X_N)</annotation>
  </semantics>
</math>
</file>

<file path=Object 6/content.xml><?xml version="1.0" encoding="utf-8"?>
<math xmlns="http://www.w3.org/1998/Math/MathML">
  <semantics>
    <mrow>
      <msub>
        <mi>X</mi>
        <mi>N</mi>
      </msub>
    </mrow>
    <annotation encoding="StarMath 5.0">X_N</annotation>
  </semantics>
</math>
</file>

<file path=Object 7/content.xml><?xml version="1.0" encoding="utf-8"?>
<math xmlns="http://www.w3.org/1998/Math/MathML">
  <semantics>
    <mrow>
      <mfrac>
        <mrow>
          <mrow>
            <munderover>
              <mo stretchy="false">∑</mo>
              <mrow>
                <mrow>
                  <mi>n</mi>
                  <mo stretchy="false">=</mo>
                  <mn>0</mn>
                </mrow>
              </mrow>
              <mrow>
                <mi>N</mi>
              </mrow>
            </munderover>
            <mrow>
              <mfrac>
                <mn>1</mn>
                <msub>
                  <mi>d</mi>
                  <mi>n</mi>
                </msub>
              </mfrac>
            </mrow>
          </mrow>
          <mo stretchy="false">∗</mo>
          <msub>
            <mi>p</mi>
            <mi>n</mi>
          </msub>
        </mrow>
        <msub>
          <mi>D</mi>
          <mi>N</mi>
        </msub>
      </mfrac>
    </mrow>
    <annotation encoding="StarMath 5.0">sum csub{n=0} csup{N} {1 over d_n}*p_n over D_N</annotation>
  </semantics>
</math>
</file>

<file path=Object 8/content.xml><?xml version="1.0" encoding="utf-8"?>
<math xmlns="http://www.w3.org/1998/Math/MathML">
  <semantics>
    <mrow>
      <mrow>
        <msub>
          <mi>d</mi>
          <mi>n</mi>
        </msub>
        <mo stretchy="false">&gt;</mo>
        <mn>0</mn>
      </mrow>
    </mrow>
    <annotation encoding="StarMath 5.0">d_n &gt;0</annotation>
  </semantics>
</math>
</file>

<file path=Object 9/content.xml><?xml version="1.0" encoding="utf-8"?>
<math xmlns="http://www.w3.org/1998/Math/MathML">
  <semantics>
    <mrow>
      <msub>
        <mi>d</mi>
        <mi>n</mi>
      </msub>
    </mrow>
    <annotation encoding="StarMath 5.0">d_n</annotation>
  </semantics>
</math>
</file>